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Condensed" svg:font-family="'Ubuntu Condense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89346"/>
    </style:style>
    <style:style style:name="P2" style:family="paragraph" style:parent-style-name="Standard">
      <style:text-properties officeooo:rsid="000c7086" officeooo:paragraph-rsid="00189346"/>
    </style:style>
    <style:style style:name="P3" style:family="paragraph" style:parent-style-name="Standard">
      <style:text-properties officeooo:rsid="0019ec9e" officeooo:paragraph-rsid="0019ec9e"/>
    </style:style>
    <style:style style:name="P4" style:family="paragraph" style:parent-style-name="Standard">
      <style:text-properties style:font-name="Ubuntu Condensed" fo:font-weight="bold" officeooo:paragraph-rsid="0022f0eb" style:font-weight-asian="bold" style:font-weight-complex="bold"/>
    </style:style>
    <style:style style:name="P5" style:family="paragraph" style:parent-style-name="Standard">
      <style:text-properties officeooo:paragraph-rsid="001c77f0"/>
    </style:style>
    <style:style style:name="P6" style:family="paragraph" style:parent-style-name="Standard">
      <style:text-properties officeooo:paragraph-rsid="00236ab9"/>
    </style:style>
    <style:style style:name="P7" style:family="paragraph" style:parent-style-name="Text_20_body">
      <style:paragraph-properties fo:text-align="start" style:justify-single-word="false"/>
      <style:text-properties officeooo:rsid="000c7086" officeooo:paragraph-rsid="00189346"/>
    </style:style>
    <style:style style:name="P8" style:family="paragraph" style:parent-style-name="Text_20_body">
      <style:text-properties officeooo:paragraph-rsid="001aa533"/>
    </style:style>
    <style:style style:name="P9" style:family="paragraph" style:parent-style-name="Text_20_body">
      <style:text-properties officeooo:paragraph-rsid="00236ab9"/>
    </style:style>
    <style:style style:name="P10" style:family="paragraph" style:parent-style-name="Standard">
      <style:text-properties style:font-name="Ubuntu Condensed" fo:font-weight="bold" officeooo:rsid="001aa533" style:font-weight-asian="bold" style:font-weight-complex="bold"/>
    </style:style>
    <style:style style:name="P11" style:family="paragraph" style:parent-style-name="Standard">
      <style:text-properties style:font-name="Ubuntu Condensed" fo:font-weight="bold" officeooo:rsid="001c77f0" officeooo:paragraph-rsid="001c77f0" style:font-weight-asian="bold" style:font-weight-complex="bold"/>
    </style:style>
    <style:style style:name="P12" style:family="paragraph" style:parent-style-name="Standard">
      <style:text-properties style:font-name="Ubuntu Condensed" fo:font-weight="bold" officeooo:rsid="001f7ff7" officeooo:paragraph-rsid="00236ab9" style:font-weight-asian="bold" style:font-weight-complex="bold"/>
    </style:style>
    <style:style style:name="P13" style:family="paragraph" style:parent-style-name="Standard">
      <style:text-properties officeooo:rsid="00236ab9" officeooo:paragraph-rsid="001c77f0"/>
    </style:style>
    <style:style style:name="P14" style:family="paragraph" style:parent-style-name="Standard">
      <style:text-properties officeooo:rsid="00236ab9" officeooo:paragraph-rsid="00236ab9"/>
    </style:style>
    <style:style style:name="P15" style:family="paragraph" style:parent-style-name="Standard">
      <style:text-properties fo:font-weight="bold" officeooo:rsid="001c77f0" officeooo:paragraph-rsid="001c77f0" style:font-weight-asian="bold" style:font-weight-complex="bold"/>
    </style:style>
    <style:style style:name="P16" style:family="paragraph" style:parent-style-name="Standard">
      <style:text-properties fo:font-weight="normal" officeooo:rsid="001c77f0" officeooo:paragraph-rsid="001c77f0" style:font-weight-asian="normal" style:font-weight-complex="normal"/>
    </style:style>
    <style:style style:name="P17" style:family="paragraph" style:parent-style-name="Standard">
      <style:text-properties officeooo:rsid="001eab4b" officeooo:paragraph-rsid="00236ab9"/>
    </style:style>
    <style:style style:name="P18" style:family="paragraph" style:parent-style-name="Standard">
      <style:text-properties officeooo:rsid="001eab4b" officeooo:paragraph-rsid="0022f0eb"/>
    </style:style>
    <style:style style:name="P19" style:family="paragraph" style:parent-style-name="Text_20_body">
      <style:text-properties officeooo:rsid="002477b7" officeooo:paragraph-rsid="002477b7"/>
    </style:style>
    <style:style style:name="P20" style:family="paragraph" style:parent-style-name="Text_20_body">
      <style:text-properties officeooo:rsid="001aa533" officeooo:paragraph-rsid="001aa533"/>
    </style:style>
    <style:style style:name="P21" style:family="paragraph" style:parent-style-name="Text_20_body">
      <style:text-properties fo:font-weight="bold" officeooo:rsid="001aa533" officeooo:paragraph-rsid="001aa533" style:font-weight-asian="bold" style:font-weight-complex="bold"/>
    </style:style>
    <style:style style:name="P22" style:family="paragraph" style:parent-style-name="Text_20_body">
      <style:text-properties officeooo:rsid="001c77f0" officeooo:paragraph-rsid="001c77f0"/>
    </style:style>
    <style:style style:name="P23" style:family="paragraph" style:parent-style-name="Text_20_body">
      <style:text-properties style:font-name="Times New Roman" fo:font-weight="normal" officeooo:rsid="001c77f0" officeooo:paragraph-rsid="001c77f0" style:font-weight-asian="normal" style:font-weight-complex="normal"/>
    </style:style>
    <style:style style:name="P24" style:family="paragraph" style:parent-style-name="Heading_20_3">
      <style:text-properties officeooo:rsid="001aa533" officeooo:paragraph-rsid="002477b7"/>
    </style:style>
    <style:style style:name="P25" style:family="paragraph" style:parent-style-name="Heading_20_1">
      <style:paragraph-properties fo:text-align="center" style:justify-single-word="false"/>
      <style:text-properties officeooo:rsid="000c7086" officeooo:paragraph-rsid="00189346"/>
    </style:style>
    <style:style style:name="P26" style:family="paragraph" style:parent-style-name="Heading_20_2">
      <style:paragraph-properties fo:text-align="center" style:justify-single-word="false"/>
      <style:text-properties officeooo:rsid="00189346" officeooo:paragraph-rsid="00189346"/>
    </style:style>
    <style:style style:name="P27" style:family="paragraph" style:parent-style-name="Heading_20_2">
      <style:text-properties officeooo:rsid="002477b7" officeooo:paragraph-rsid="002477b7"/>
    </style:style>
    <style:style style:name="P28" style:family="paragraph" style:parent-style-name="Heading_20_2">
      <style:text-properties officeooo:rsid="002614ac" officeooo:paragraph-rsid="002614ac"/>
    </style:style>
    <style:style style:name="T1" style:family="text">
      <style:text-properties officeooo:rsid="001aa533"/>
    </style:style>
    <style:style style:name="T2" style:family="text">
      <style:text-properties officeooo:rsid="001c77f0"/>
    </style:style>
    <style:style style:name="T3" style:family="text">
      <style:text-properties officeooo:rsid="001eab4b"/>
    </style:style>
    <style:style style:name="T4" style:family="text">
      <style:text-properties fo:font-size="10pt" officeooo:rsid="0014bc08" style:font-size-asian="10pt" style:font-size-complex="10pt"/>
    </style:style>
    <style:style style:name="T5" style:family="text">
      <style:text-properties officeooo:rsid="00236ab9"/>
    </style:style>
    <style:style style:name="T6" style:family="text">
      <style:text-properties officeooo:rsid="002477b7"/>
    </style:style>
    <style:style style:name="T7" style:family="text">
      <style:text-properties officeooo:rsid="002614ac"/>
    </style:style>
    <style:style style:name="T8" style:family="text">
      <style:text-properties officeooo:rsid="0026d5fa"/>
    </style:style>
    <style:style style:name="T9" style:family="text">
      <style:text-properties fo:font-weight="bold" style:font-weight-asian="bold" style:font-weight-complex="bold"/>
    </style:style>
    <style:style style:name="T10" style:family="text">
      <style:text-properties fo:font-weight="bold" officeooo:rsid="0026d5fa"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lkka Lehikoinen</text:p>
      <text:p text:style-name="P2">013787637</text:p>
      <text:p text:style-name="P2"/>
      <text:p text:style-name="P2">Aineopintojenharjoitustyö:</text:p>
      <text:p text:style-name="P2">Tietorakenteet ja algoritmit</text:p>
      <text:p text:style-name="P1"/>
      <text:p text:style-name="P1"/>
      <text:p text:style-name="P1"/>
      <text:h text:style-name="P25" text:outline-level="1">Verkon vahvasti yhtenäiset komponentit</text:h>
      <text:h text:style-name="P26" text:outline-level="2">Käyttöohje</text:h>
      <text:p text:style-name="P7"/>
      <text:p text:style-name="Standard"/>
      <text:p text:style-name="P3">Ohjelma koostuu <text:span text:style-name="T5">kuudesta</text:span> luokasta: VYK, Kosaraju, Tarjan ja PathBased <text:span text:style-name="T5">sekä apuluokista Pino, Solmu, HakuPuu ja PuuSolmu</text:span>. VYK-luokka suorittaa suorituskykytestausta eri algoritmeille, joilla etsitään verkosta vahvasti yhtenäisiä komponentteja <text:span text:style-name="T5">ja toimii pääohjelmana</text:span>. </text:p>
      <text:p text:style-name="P3"/>
      <text:h text:style-name="P27" text:outline-level="2">Ajatiedostonluominen</text:h>
      <text:p text:style-name="P9"><text:span text:style-name="T5">Ohjelma on jaettu kolmeen pakkaukseen vyk, algoritmit ja tietorakenteet. Paketissa tietorakenteet sijaitsevat apuluokat Pino, Solmu, HakuPuu ja PuuSolmu, joita algoritmit paketissa sija</text:span><text:span text:style-name="T6">i</text:span><text:span text:style-name="T5">tsevat luokat Kosaraju, </text:span><text:span text:style-name="T6">Tarjan ja PathBased käyttävät. Lopuksi on vielä pääpakkaus vyk, johon muut paketit myös kuuluvat.</text:span></text:p>
      <text:p text:style-name="P19">Komentoriviltä ajettavan jar paketin voi luoda esimerkiksi netbeans-ohjelmalla <text:span text:style-name="T9">Build </text:span><text:span text:style-name="T10">Project</text:span><text:span text:style-name="T8"> </text:span>-komennolla.</text:p>
      <text:h text:style-name="P24" text:outline-level="3">Ohjelman suoritus</text:h>
      <text:p text:style-name="P20">Ohjelma toimii kahdella tavalla. Ilman parametreja ohjelma generoi joukon erikokoisia suunnattuja verkkoja, joille se suorittaa kunkin algoritmin ja laskee suoritukseen käytetyn ajan, jonka se palauttaa mikrosekunteina. Ajan tulostus tapahtuu mikrosekunteina, koska se on pienin kokonaisluku, jonka ohjelman suoritus tuottaa yhden solmun kokoisella verkolla. Ohjelmalle voi myös antaa parametreina solmujen määrän ja tiheyden, jolloin ohjelma generoi annetuilla parametreilla suunnatun verkon ja laskee kaikilla algoritmeilla sen suoritukseen kuluvan ajan.</text:p>
      <text:p text:style-name="P20">Ilman parametreja ohjelman suoritus tapahtuu komennolla</text:p>
      <text:p text:style-name="P21">$ java -Xss1024K -jar VYK.jar</text:p>
      <text:p text:style-name="P9"><text:span text:style-name="T5">Tällöin ohjelma testaa erkokoisia verkkoja yhdestä solmusta 5000 solmuun. P</text:span><text:span text:style-name="T1">arametria -Xss1024K tarvitaan, sillä muutoin ohjelman suoritukseen varattu muisti ylittyy rekursiopinon vuoksi yli 2500 solmun verkoilla.</text:span></text:p>
      <text:p text:style-name="P20">Ohjelma tulostaa kullekin verkolle solmujen määrän ja verkon tiheyden, sekä algoritmin nimen ja sen perässä sen suorittamiseen käytetyn ajan mikrosekunneissa.</text:p>
      <text:p text:style-name="P10">Solmuja: 2000 Tiheys: 0.2</text:p>
      <text:p text:style-name="P10">Kosaraju: 2050054 us</text:p>
      <text:p text:style-name="P10">Tarjan: 2869102 us</text:p>
      <text:p text:style-name="P10">PathBased: 4184021 us</text:p>
      <text:p text:style-name="P22"><text:bookmark-start text:name="__DdeLink__50_863565456"/>Esimerkki 1. ohjelman tulostuksesta.<text:bookmark-end text:name="__DdeLink__50_863565456"/></text:p>
      <text:p text:style-name="P5"><text:soft-page-break/><text:span text:style-name="T2">Ohjelmalle voi myös antaa verkon solmujen määrän positiivisena kokonaislukuna (int) ja kaarien </text:span><text:span text:style-name="T2">tiheyden liukulukuna nollan ja yhden välillä (double).</text:span></text:p>
      <text:p text:style-name="P13"/>
      <text:p text:style-name="P15">$ java -Xss1024K -jar VYK.jar 150 0.12</text:p>
      <text:p text:style-name="P16">Ohjelma tulostaa samat tiedot kuin edelläkin, mutta nyt vain tälle annetulle solmulle.</text:p>
      <text:p text:style-name="P15"/>
      <text:p text:style-name="P11">Solmuja: 150 Tiheys: 0.12</text:p>
      <text:p text:style-name="P11">Kosaraju: 97510 us</text:p>
      <text:p text:style-name="P11">Tarjan: 66939 us</text:p>
      <text:p text:style-name="P11">PathBased: 76356 us</text:p>
      <text:p text:style-name="P23">Esimerkki 2. ohjelman tulostuksesta.</text:p>
      <text:p text:style-name="P6"><text:span text:style-name="T2"><text:s/></text:span><text:span text:style-name="T5">Solmujen maksimi määrää ei ole rajoitettu, mutta ohjelmalla käytössä oleva muistimäärä rajoittaa sitä. Itse olen testannut 10 000 solmun verkoilla ja kasvattamalla käytössä olevaa muistia -Xss parametrilla sopivasti voidaan jonkin verran isompiakin verkkoja testata.</text:span></text:p>
      <text:p text:style-name="P14"/>
      <text:h text:style-name="P28" text:outline-level="2">Algoritmit</text:h>
      <text:p text:style-name="P6"><text:span text:style-name="T3">Ideana on että algoritmeja voi</text:span><text:span text:style-name="T5">si</text:span><text:span text:style-name="T3"> käyttää </text:span><text:span text:style-name="T7">ilman pääluokkaa vyk</text:span><text:span text:style-name="T3">, </text:span><text:span text:style-name="T7">tällöin</text:span><text:span text:style-name="T3"> </text:span><text:span text:style-name="T7">kutsuva metodi </text:span><text:span text:style-name="T3">an</text:span><text:span text:style-name="T7">taa</text:span><text:span text:style-name="T3"> verk</text:span><text:span text:style-name="T7">on</text:span><text:span text:style-name="T3"> vierusmatriisimuodossa, jossa kaarta merkkaa luku 1. </text:span><text:span text:style-name="T7">Esimerkiksi:</text:span></text:p>
      <text:p text:style-name="P17"/>
      <text:p text:style-name="P12">Kosaraju.kosaraju(verkko)</text:p>
      <text:p text:style-name="P17"/>
      <text:p text:style-name="P17">Tällöin algoritmi palauttaa verkon merkkijonona (String), jossa vahvasti yhtenäiset komponentit ovat erotettu aaltosuluilla. </text:p>
      <text:p text:style-name="P18"/>
      <text:p text:style-name="P4"><text:span text:style-name="T3">{</text:span><text:span text:style-name="T4">{0,1,4}{2}{3,7}{5,6}</text:span><text:span text:style-name="T3">}</text:span></text:p>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Ubuntu Condensed" svg:font-family="'Ubuntu Condense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1T11:46:34</meta:creation-date>
    <dc:date>2013-06-16T23:19:22</dc:date>
    <meta:editing-duration>PT11H44M29S</meta:editing-duration>
    <meta:editing-cycles>10</meta:editing-cycles>
    <meta:generator>LibreOffice/3.6$Linux_x86 LibreOffice_project/360m1$Build-2</meta:generator>
    <meta:document-statistic meta:table-count="0" meta:image-count="0" meta:object-count="0" meta:page-count="2" meta:paragraph-count="35" meta:word-count="365" meta:character-count="2972" meta:non-whitespace-character-count="2971"/>
  </office:meta>
</office:document-meta>
</file>